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bf8b" officeooo:paragraph-rsid="0007bf8b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7bf8b" officeooo:paragraph-rsid="0007bf8b" style:font-weight-asian="normal" style:font-weight-complex="normal"/>
    </style:style>
    <style:style style:name="P4" style:family="paragraph" style:parent-style-name="Text_20_body">
      <style:text-properties fo:font-weight="normal" officeooo:paragraph-rsid="0007bf8b" style:font-weight-asian="normal" style:font-weight-complex="normal"/>
    </style:style>
    <style:style style:name="P5" style:family="paragraph" style:parent-style-name="Text_20_body">
      <style:text-properties officeooo:paragraph-rsid="0007bf8b"/>
    </style:style>
    <style:style style:name="P6" style:family="paragraph" style:parent-style-name="Standard">
      <style:text-properties fo:font-weight="normal" officeooo:rsid="0007bf8b" officeooo:paragraph-rsid="0007bf8b" style:font-weight-asian="normal" style:font-weight-complex="normal"/>
    </style:style>
    <style:style style:name="P7" style:family="paragraph" style:parent-style-name="Standard">
      <style:text-properties fo:font-weight="normal" officeooo:rsid="00082c27" officeooo:paragraph-rsid="00082c27" style:font-weight-asian="normal" style:font-weight-complex="normal"/>
    </style:style>
    <style:style style:name="P8" style:family="paragraph" style:parent-style-name="Text_20_body">
      <style:text-properties fo:font-weight="normal" officeooo:rsid="0007bf8b" officeooo:paragraph-rsid="0007bf8b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fo:background-color="#e6ecf9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f8b" style:font-weight-asian="normal" style:font-weight-complex="normal"/>
    </style:style>
    <style:style style:name="T5" style:family="text">
      <style:text-properties fo:background-color="#e6ecf9" loext:char-shading-value="0"/>
    </style:style>
    <style:style style:name="T6" style:family="text">
      <style:text-properties fo:font-weight="normal" officeooo:rsid="0007bf8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tatenie po konsultacji z programistami Andoida podjąłem decyzję że w moim projekcie</text:p>
      <text:p text:style-name="P1">będę używał technologii :</text:p>
      <text:p text:style-name="P1"/>
      <text:p text:style-name="P1"/>
      <text:p text:style-name="P1"><text:span text:style-name="T2">Android Studio </text:span><text:span text:style-name="T5">to oficjalne </text:span><text:bookmark text:name="cite_ref-5"/><text:span text:style-name="T5">[5] zintegrowane środowisko programistyczne (IDE) dla platformy <text:tab/>Android .</text:span></text:p>
      <text:p text:style-name="P3"><text:tab/>Ogłoszono 16 maja 2013 r. Na konferencji Google I / O. </text:p>
      <text:p text:style-name="P2"><text:tab/>Android Studio był na etapie wstępnego sprawdzania dostępności, począwszy od wersji 0.1 <text:tab/>w maju 2013 r., A następnie rozpoczął się etap beta, począwszy od wersji 0.8, która została <text:tab/>wydana w czerwcu 2014 r. <text:bookmark text:name="cite_ref-6"/>[6] Pierwsza stabilna wersja została wydana w grudniu 2014 r., P<text:tab/>ocząwszy od wersji 1.0. <text:bookmark text:name="cite_ref-7"/>[7] </text:p>
      <text:p text:style-name="P2"><text:tab/>Na podstawie oprogramowania IntelliJ IDEA firmy JetBrains program Android Studio <text:tab/>został zaprojektowany specjalnie dla rozwoju Androida. <text:bookmark text:name="cite_ref-8"/>[8] Jest on dostępny do pobrania w <text:tab/>systemie Windows , macOS i Linux , <text:bookmark text:name="cite_ref-9"/>[9] <text:bookmark text:name="cite_ref-10"/>[10] i zastępuje narzędzia Eclipse Android <text:tab/>Development Tools (ADT) jako główny IDE firmy Google dla rodzimych aplikacji dla <text:tab/>aplikacji Android. </text:p>
      <text:p text:style-name="P4"><text:span text:style-name="T3">Android SDK</text:span> – zestaw narzędzi (SDK) dla programistów przeznaczony do tworzenia aplikacji na <text:tab/>platformę Android<text:bookmark text:name="cite_ref-2"/>[2]. Składa się z dwóch części: SDK Tools – wymaganej do tworzenia <text:tab/>aplikacji niezależnie od wersji Androida, oraz Platform Tools – czyli narzędzi <text:tab/>zmodyfikowanych pod kątem konkretnych wersji systemu.</text:p>
      <text:p text:style-name="P2"><text:tab/>W skład środowiska programistycznego wchodzą takie elementy jak dokumentacja, <text:tab/>przykładowe programy, tutoriale, biblioteki, emulator oparty na QEMU, debugger oraz <text:tab/>wiele innych narzędzi. Wspierane platformy to Linux (większość nowoczesnych <text:tab/>dystrybucji), OS X w wersji 10.5.8 lub późniejszej oraz Windows XP lub nowszy.</text:p>
      <text:p text:style-name="P2"><text:tab/>Android SDK jest modularny. Istnieje możliwość łatwej instalacji oraz deinstalacji <text:tab/>dowolnego modułu przez dostarczany Android SDK Manager. Modułami są np. obrazy <text:tab/>konkretnych wersji Androida, dodatkowe sterowniki, źródła SDK, czy przykładowe <text:tab/>programy. Szczególnie ważne są obrazy systemu uruchamiane na emulatorze, dzięki którym <text:tab/>programiści mogą łatwo testować zachowanie aplikacji na wszystkich wersjach Androida, <text:tab/>nie posiadając fizycznych urządzeń.</text:p>
      <text:p text:style-name="P3"><text:span text:style-name="T3">Java</text:span> – obiektowy język programowania stworzony przez grupę roboczą pod kierunkiem Jamesa <text:tab/>Goslinga z firmy Sun Microsystems. Java jest językiem tworzenia programów źródłowych <text:tab/>kompilowanych do kodu bajtowego, czyli postaci wykonywanej przez maszynę wirtualną. J<text:tab/>ęzyk cechuje się silnym typowaniem. Jego podstawowe koncepcje zostały przejęte z języka <text:tab/>Smalltalk (maszyna wirtualna, zarządzanie pamięcią) oraz z języka C++ (duża część składni <text:tab/>i słów kluczowych).</text:p>
      <text:p text:style-name="P3"/>
      <text:p text:style-name="P5"><text:span text:style-name="T4">Jenkins</text:span><text:span text:style-name="T6"> jest serwerem automatyzacji open source napisanym w Javie . Projekt został rozwiązany z <text:tab/>Hudson po sporze z firmą Oracle . </text:span></text:p>
      <text:p text:style-name="Text_20_body"><text:tab/>Jenkins pomaga zautomatyzować nieludzką część całego procesu tworzenia <text:tab/>oprogramowania przy użyciu powszechnych rzeczy, takich jak ciągła integracja i <text:soft-page-break/><text:tab/>upodmiotowienie zespołów do wdrażania technicznych aspektów ciągłej dostawy . Jest to <text:tab/>system oparty na serwerze działający w kontenerze serwletów, takim jak Apache Tomcat . <text:tab/>Obsługuje narzędzia do kontroli wersji , w tym AccuRev , CVS , Subversion , Git , <text:tab/>Mercurial , Perforce , Clearcase i RTC oraz może wykonywać projekty oparte na Apache <text:tab/>Ant , Apache Maven i SBB, a także dowolne skrypty powłoki i polecenia partii systemu <text:tab/>Windows. Twórcą Jenkins jest Kohsuke Kawaguchi . <text:bookmark text:name="cite_ref-dyer_3-0"/>[3] Wydany na podstawie licencji MIT <text:tab/>, Jenkins jest wolnym oprogramowaniem . <text:bookmark text:name="cite_ref-license_4-0"/>[4] </text:p>
      <text:p text:style-name="Text_20_body"><text:tab/>Budynki można uruchamiać różnymi sposobami, na przykład przez zaangażowanie w <text:tab/>system kontroli wersji, przez planowanie za pomocą mechanizmu podobnego do crona i <text:tab/>przez żądanie określonego adresu URL kompilacji. Może zostać uruchomiony także po <text:tab/>zakończeniu innych buforów w kolejce. </text:p>
      <text:p text:style-name="P3"/>
      <text:p text:style-name="P1"><text:span text:style-name="T3">Firebase </text:span>to mobilna platforma do tworzenia aplikacji internetowych. Firebase składa się z <text:tab/>dodatkowych funkcji, które programiści mogą mieszać i dopasowywać, aby zaspokoić ich <text:tab/>potrzeby. Zespół ma siedzibę w San Francisco i Mountain View w Kalifornii . Firma została <text:tab/>założona w 2011 roku przez Andrew Lee i James Tamplin. <text:bookmark text:name="cite_ref-crunch2011_1-1"/>[1] Pierwszy produkt Firebase to <text:tab/>baza danych w czasie rzeczywistym, która udostępnia interfejs API , który umożliwia <text:tab/>programistom przechowywanie i synchronizację danych między wieloma klientami. Z <text:tab/>upływem czasu rozszerzył swoją linię produktów, aby stać się pełnym pakietem dla rozwoju <text:tab/>aplikacji. Firma została przejęta przez firmę Google w październiku 2014 r., A liczba <text:tab/>nowych funkcji pojawiła się w maju 2016 w Google I / O. <text:bookmark text:name="cite_ref-61"/>[6]</text:p>
      <text:p text:style-name="P1"/>
      <text:p text:style-name="P3"><text:span text:style-name="T1">Git</text:span> – rozproszony system kontroli wersji. Stworzył go Linus Torvalds jako narzędzie wspomagające rozwój jądra Linux. Git stanowi wolne oprogramowanie i został opublikowany na licencji GNU GPL w wersji 2.</text:p>
      <text:p text:style-name="Text_20_body">Pierwsza wersja narzędzia Git została wydana 7 kwietnia 2005 roku, by zastąpić poprzednio używany w rozwoju Linuksa, niebędący wolnym oprogramowaniem, system kontroli wersji BitKeeper.</text:p>
      <text:p text:style-name="Text_20_body"/>
      <text:p text:style-name="Text_20_body"><text:span text:style-name="T1">Redmine</text:span> jest darmowym i otwartym źródłem , zarządzaniem projektem internetowym i narzędziem do śledzenia problemów. Umożliwia zarządzanie użytkownikami wielu projektów i podprojektów. Posiada on wikis projektu i fora, śledzenie czasu i elastyczną, opartą na rolach kontrolę dostępu. Zawiera kalendarz i wykresy Gantta, które pomogą wizualnie przedstawić projekty i ich terminy. Redmine integruje się z różnymi systemami kontroli wersji , zawiera przeglądarkę repozytoriów i przeglądarkę diff . </text:p>
      <text:p text:style-name="Text_20_body">Projekt Redmine ma znaczący wpływ na Trac , pakiet oprogramowania o podobnych cechach. <text:bookmark text:name="cite_ref-21"/>[2] </text:p>
      <text:p text:style-name="Text_20_body">Redmine jest napisany za pomocą ramki Ruby on Rails . <text:bookmark text:name="cite_ref-3"/>[3] Jest cross-platform i cross-database i obsługuje 34 języki.</text:p>
      <text:p text:style-name="Text_20_body"/>
      <text:p text:style-name="P1"/>
      <text:p text:style-name="P7">\</text:p>
      <text:p text:style-name="P1"><text:soft-page-break/><text:span text:style-name="T3">Dodatkowe Bibioteki</text:span> – xzing bibiotek do skanowania Qrcode obrałem na blat qr code które maja 32 znaki</text:p>
      <text:p text:style-name="P1"/>
      <text:p text:style-name="P3"><text:span text:style-name="T3">Picasa</text:span> – menedżer i przeglądarka plików graficznych umożliwiający organizowanie kolekcji zdjęć cyfrowych i wykonywanie na nich prostych edycji.</text:p>
      <text:p text:style-name="P3"><text:span text:style-name="T3">Retrofit</text:span> – rest http który łączy się z Jsonem który jest wystawiany przez firebase</text:p>
      <text:p text:style-name="P1"><text:span text:style-name="T3">Komunikacja</text:span> – Aplikacja komórkowa i Firebase komunikują się z sobą za pomocą sieci 3G bądz Wi-fi 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56:56.683158317</meta:creation-date>
    <dc:date>2017-05-09T13:51:25.608760094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24" meta:word-count="829" meta:character-count="5876" meta:non-whitespace-character-count="5004"/>
  </office:meta>
</office:document-meta>
</file>